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ontserrat" svg:font-family="Montserrat, 'Open Sans', sans-serif"/>
    <style:font-face style:name="OpenSymbol" svg:font-family="OpenSymbol"/>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25in" fo:margin-right="0in" fo:text-indent="0in" style:auto-text-indent="false"/>
    </style:style>
    <style:style style:name="P2" style:family="paragraph" style:parent-style-name="Standard" style:master-page-name="Standard">
      <style:paragraph-properties style:page-number="auto"/>
    </style:style>
    <style:style style:name="P3" style:family="paragraph" style:parent-style-name="Text_20_body" style:list-style-name="WWNum1"/>
    <style:style style:name="P4" style:family="paragraph" style:parent-style-name="Text_20_body" style:list-style-name="L1">
      <style:paragraph-properties fo:margin-top="0in" fo:margin-bottom="0.1043in" fo:orphans="2" fo:widows="2"/>
      <style:text-properties fo:font-variant="normal" fo:text-transform="none" fo:color="#333333" style:font-name="Montserrat" fo:font-size="12pt" fo:letter-spacing="normal" fo:font-style="normal" fo:font-weight="normal"/>
    </style:style>
    <style:style style:name="P5" style:family="paragraph" style:parent-style-name="Text_20_body" style:list-style-name="L2">
      <style:paragraph-properties fo:margin-top="0in" fo:margin-bottom="0.1043in" fo:orphans="2" fo:widows="2"/>
    </style:style>
    <style:style style:name="P6" style:family="paragraph" style:parent-style-name="List_20_Paragraph" style:list-style-name="WWNum1"/>
    <style:style style:name="P7" style:family="paragraph" style:parent-style-name="List_20_Paragraph" style:list-style-name="WWNum1">
      <style:text-properties fo:background-color="#ffff00"/>
    </style:style>
    <style:style style:name="T1" style:family="text">
      <style:text-properties fo:font-variant="normal" fo:text-transform="none" fo:color="#333333" style:font-name="Montserrat" fo:font-size="12pt" fo:letter-spacing="normal" fo:font-style="normal" fo:font-weight="normal"/>
    </style:style>
    <style:style style:name="T2" style:family="text">
      <style:text-properties fo:font-variant="normal" fo:text-transform="none" fo:color="#333333" style:font-name="Montserrat" fo:font-size="12pt" fo:letter-spacing="normal" fo:font-style="normal" fo:font-weight="bol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s exam serves as the assessment for those students who cannot utilize the Hadoop system and/or Ambari GUI.</text:p>
      <text:p text:style-name="Standard"/>
      <text:list xml:id="list4387567063682803801" text:style-name="WWNum1">
        <text:list-item>
          <text:p text:style-name="P6">Which of the Spark components most interests you and why?</text:p>
        </text:list-item>
      </text:list>
      <text:p text:style-name="P1">Its time efficient , it can be used with most platforms </text:p>
      <text:p text:style-name="P1"/>
      <text:list xml:id="list30603862" text:continue-numbering="true" text:style-name="WWNum1">
        <text:list-item>
          <text:p text:style-name="P6">True or False? “Zeppelin is very similar in structure and function to Jupyter Notebook.”</text:p>
          <text:list>
            <text:list-item>
              <text:p text:style-name="P7">True</text:p>
            </text:list-item>
            <text:list-item>
              <text:p text:style-name="P6">False</text:p>
            </text:list-item>
          </text:list>
        </text:list-item>
      </text:list>
      <text:p text:style-name="Standard"/>
      <text:list xml:id="list30612495" text:continue-numbering="true" text:style-name="WWNum1">
        <text:list-item>
          <text:p text:style-name="P6">How do the three types of Spark data storage differ from each other?</text:p>
        </text:list-item>
      </text:list>
      <text:p text:style-name="Standard"><text:s text:c="14"/><text:span text:style-name="T1">Resilient Distributed Datasets (RDDs)</text:span></text:p>
      <text:list xml:id="list4920848385397626197" text:style-name="L1">
        <text:list-header>
          <text:p text:style-name="P4">DataSets</text:p>
          <text:p text:style-name="P4">DataFrames</text:p>
        </text:list-header>
      </text:list>
      <text:p text:style-name="Standard"/>
      <text:p text:style-name="Standard"/>
      <text:list xml:id="list30603819" text:continue-list="list30612495" text:style-name="WWNum1">
        <text:list-item>
          <text:p text:style-name="P6">How do you denote comments in Scala?</text:p>
          <text:list>
            <text:list-item>
              <text:p text:style-name="P6"># </text:p>
            </text:list-item>
            <text:list-item>
              <text:p text:style-name="P6">Change it to markdown</text:p>
            </text:list-item>
            <text:list-item>
              <text:p text:style-name="P7">//</text:p>
            </text:list-item>
            <text:list-item>
              <text:p text:style-name="P6">/#</text:p>
            </text:list-item>
          </text:list>
        </text:list-item>
      </text:list>
      <text:p text:style-name="Standard"/>
      <text:list xml:id="list30598393" text:continue-numbering="true" text:style-name="WWNum1">
        <text:list-item>
          <text:p text:style-name="P6">What are the four hyperparameters for decision trees? Give both names and descriptions.</text:p>
          <text:p text:style-name="P3"><text:span text:style-name="Strong_20_Emphasis"><text:span text:style-name="T2">Maximum depth:</text:span></text:span><text:span text:style-name="T1"> Limits the number of decisions you can make in a decision tree. Sometimes having too many can lead to overfitting of data.</text:span></text:p>
        </text:list-item>
      </text:list>
      <text:list xml:id="list579760015396959400" text:style-name="L2">
        <text:list-item>
          <text:p text:style-name="P5"><text:span text:style-name="Strong_20_Emphasis"><text:span text:style-name="T2">Maximum bins:</text:span></text:span><text:span text:style-name="T1"> Limits the number of decision rules the decision tree can have. A lot will probably make your decision tree more accurate, but could take up too much processing power.</text:span></text:p>
        </text:list-item>
        <text:list-item>
          <text:p text:style-name="P5"><text:span text:style-name="Strong_20_Emphasis"><text:span text:style-name="T2">Impurity measure:</text:span></text:span><text:span text:style-name="T1"> </text:span><text:span text:style-name="Emphasis"><text:span text:style-name="T1">Purity</text:span></text:span><text:span text:style-name="T1"> is how good you are at classifying accurately. If you have two categories, and each group only contains the appropriate data for that </text:span><text:soft-page-break/><text:span text:style-name="T1">category, then you have complete purity. If you have some mix-up in there, then you have </text:span><text:span text:style-name="Emphasis"><text:span text:style-name="T1">impurity</text:span></text:span><text:span text:style-name="T1">. You want to have low impurity.</text:span></text:p>
        </text:list-item>
        <text:list-item>
          <text:p text:style-name="P5"><text:span text:style-name="Strong_20_Emphasis"><text:span text:style-name="T2">Minimum information gain:</text:span></text:span><text:span text:style-name="T1"> If you include a decision rule that does not make the data more pure, then what good is it? Including a hyperparameter of minimum information gain allows you to only keep levels that will actually add to the accuracy of your data, and it can help ensure you don't overfit the model.</text:span></text:p>
        </text:list-item>
      </text:list>
      <text:list xml:id="list30599277" text:continue-list="list30598393" text:style-name="WWNum1">
        <text:list-header>
          <text:p text:style-name="P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ontserrat" svg:font-family="Montserrat, 'Open Sans', sans-serif"/>
    <style:font-face style:name="OpenSymbol" svg:font-family="OpenSymbol"/>
    <style:font-face style:name="Arial2" svg:font-family="Arial" style:font-family-generic="swiss"/>
    <style:font-face style:name="Calibri" svg:font-family="Calibri"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kye hillhouse</meta:initial-creator>
    <dc:creator>skye hillhouse</dc:creator>
    <meta:editing-cycles>3</meta:editing-cycles>
    <meta:creation-date>2023-04-02T10:27:49.73</meta:creation-date>
    <dc:date>2023-04-02T10:36:09.73</dc:date>
    <meta:editing-duration>PT8M36S</meta:editing-duration>
    <meta:generator>OpenOffice/4.1.12$Win32 OpenOffice.org_project/4112m1$Build-9809</meta:generator>
    <meta:document-statistic meta:table-count="0" meta:image-count="0" meta:object-count="0" meta:page-count="2" meta:paragraph-count="20" meta:word-count="276" meta:character-count="15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